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express = require("express");</text:p>
      <text:p text:style-name="Standard">const app = express();</text:p>
      <text:p text:style-name="Standard"/>
      <text:p text:style-name="Standard">app.use(express.json());</text:p>
      <text:p text:style-name="Standard"/>
      <text:p text:style-name="Standard">let users = [];</text:p>
      <text:p text:style-name="Standard"/>
      <text:p text:style-name="Standard">app.post("/api/users", (req, res) =&gt; {</text:p>
      <text:p text:style-name="Standard"><text:s text:c="4"/>const { imie, nazwisko, data, pesel, robloxNick } = req.body;</text:p>
      <text:p text:style-name="Standard"/>
      <text:p text:style-name="Standard"><text:s text:c="4"/>users.push({</text:p>
      <text:p text:style-name="Standard"><text:s text:c="8"/>imie,</text:p>
      <text:p text:style-name="Standard"><text:s text:c="8"/>nazwisko,</text:p>
      <text:p text:style-name="Standard"><text:s text:c="8"/>data,</text:p>
      <text:p text:style-name="Standard"><text:s text:c="8"/>pesel,</text:p>
      <text:p text:style-name="Standard"><text:s text:c="8"/>robloxNick</text:p>
      <text:p text:style-name="Standard"><text:s text:c="4"/>});</text:p>
      <text:p text:style-name="Standard"/>
      <text:p text:style-name="Standard"><text:s text:c="4"/>console.log("NOWA OSOBA:", imie, nazwisko);</text:p>
      <text:p text:style-name="Standard"/>
      <text:p text:style-name="Standard"><text:s text:c="4"/>res.sendStatus(200);</text:p>
      <text:p text:style-name="Standard">});</text:p>
      <text:p text:style-name="Standard"/>
      <text:p text:style-name="Standard">app.get("/api/users", (req, res) =&gt; {</text:p>
      <text:p text:style-name="Standard"><text:s text:c="4"/>res.json(users);</text:p>
      <text:p text:style-name="Standard">});</text:p>
      <text:p text:style-name="Standard"/>
      <text:p text:style-name="Standard">app.listen(3000, () =&gt; console.log("DZIAŁA NA http://localhost:3000")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31T22:33:10.017000000</meta:creation-date>
    <dc:date>2026-03-31T22:34:13.971000000</dc:date>
    <meta:editing-duration>PT1M4S</meta:editing-duration>
    <meta:editing-cycles>1</meta:editing-cycles>
    <meta:document-statistic meta:table-count="0" meta:image-count="0" meta:object-count="0" meta:page-count="1" meta:paragraph-count="20" meta:word-count="54" meta:character-count="502" meta:non-whitespace-character-count="404"/>
    <meta:generator>LibreOffice/24.2.5.2$Windows_X86_64 LibreOffice_project/bffef4ea93e59bebbeaf7f431bb02b1a39ee8a59</meta:generator>
  </office:meta>
</office:document-meta>
</file>